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91ff" officeooo:paragraph-rsid="001991ff"/>
    </style:style>
    <style:style style:name="P2" style:family="paragraph" style:parent-style-name="Standard">
      <style:text-properties fo:language="ru" fo:country="RU" officeooo:rsid="001b1e34" officeooo:paragraph-rsid="001b1e34"/>
    </style:style>
    <style:style style:name="P3" style:family="paragraph" style:parent-style-name="Standard">
      <style:text-properties fo:language="ru" fo:country="RU" officeooo:rsid="0020984f" officeooo:paragraph-rsid="0020984f"/>
    </style:style>
    <style:style style:name="P4" style:family="paragraph" style:parent-style-name="Standard">
      <style:text-properties officeooo:paragraph-rsid="001cd235"/>
    </style:style>
    <style:style style:name="T1" style:family="text">
      <style:text-properties officeooo:rsid="001ca73c"/>
    </style:style>
    <style:style style:name="T2" style:family="text">
      <style:text-properties officeooo:rsid="001e992c"/>
    </style:style>
    <style:style style:name="T3" style:family="text">
      <style:text-properties officeooo:rsid="0020984f"/>
    </style:style>
    <style:style style:name="T4" style:family="text">
      <style:text-properties fo:language="en" fo:country="US"/>
    </style:style>
    <style:style style:name="T5" style:family="text">
      <style:text-properties officeooo:rsid="0024046f"/>
    </style:style>
    <style:style style:name="T6" style:family="text">
      <style:text-properties officeooo:rsid="0025e2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лгоритм:</text:p>
      <text:p text:style-name="P2">Если мы встречаем букву, то помещаем её в стек. Если <text:span text:style-name="T1">встречаем операцию, то берём со ст</text:span><text:span text:style-name="T6">ека</text:span><text:span text:style-name="T1"> необходимое количество аргументов, применяем к ним операцию и результат добавляем обратно на стек.</text:span></text:p>
      <text:p text:style-name="P4">Вместо самых выражений в ст<text:span text:style-name="T6">еке</text:span> храним пары чисел. <text:span text:style-name="T2">Первое число — максимальная длина </text:span><text:span text:style-name="T3">буквы в <text:s/>качестве параметра. Второе число максимальное количество букв в префиксе .</text:span></text:p>
      <text:p text:style-name="P3">Пример:</text:p>
      <text:p text:style-name="P3">Выражение — (<text:span text:style-name="T4">aaa+ab+c</text:span>) и буква<text:span text:style-name="T4"> “a” </text:span>пара равна (3, 1), т. к. «ааа»- самое длинное слово,состоящее только из «а», а «аб» - слово с самым длинн<text:span text:style-name="T5">ым</text:span> префиксом из <text:span text:style-name="T4">“a”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3T16:39:49.785000000</meta:creation-date>
    <meta:generator>LibreOffice/7.0.3.1$Windows_X86_64 LibreOffice_project/d7547858d014d4cf69878db179d326fc3483e082</meta:generator>
    <dc:date>2020-12-03T18:52:30.834000000</dc:date>
    <meta:editing-duration>PT11M50S</meta:editing-duration>
    <meta:editing-cycles>4</meta:editing-cycles>
    <meta:document-statistic meta:table-count="0" meta:image-count="0" meta:object-count="0" meta:page-count="1" meta:paragraph-count="5" meta:word-count="83" meta:character-count="532" meta:non-whitespace-character-count="451"/>
  </office:meta>
</office:document-meta>
</file>